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d28" officeooo:paragraph-rsid="000ff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orting is a program in which SNHU provided most of the code and I was responsible for implementing the selection sort, quick sort, and finally how they would be displayed in a menu. Developing it was simple and most difficulties came from remembering how vector comparisons worked. In the end, looking at the member methods was enough to jog my memor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7:20:45.410441965</meta:creation-date>
    <dc:date>2023-05-12T07:29:45.022676581</dc:date>
    <meta:editing-duration>PT9M</meta:editing-duration>
    <meta:editing-cycles>1</meta:editing-cycles>
    <meta:document-statistic meta:table-count="0" meta:image-count="0" meta:object-count="0" meta:page-count="1" meta:paragraph-count="1" meta:word-count="62" meta:character-count="360" meta:non-whitespace-character-count="299"/>
    <meta:generator>LibreOffice/7.4.6.2$Linux_X86_64 LibreOffice_project/40$Build-2</meta:generator>
  </office:meta>
</office:document-meta>
</file>